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>
            <text:p>FUNCION PEOR CASO</text:p>
          </table:table-cell>
          <table:table-cell table:number-columns-repeated="4"/>
          <table:table-cell office:value-type="string">
            <text:p>FUNCION MEJOR CASO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ENTRADA</text:p>
          </table:table-cell>
          <table:table-cell office:value-type="string">
            <text:p>TIEMPO</text:p>
          </table:table-cell>
          <table:table-cell table:number-columns-repeated="3"/>
          <table:table-cell office:value-type="string">
            <text:p>ENTRADA</text:p>
          </table:table-cell>
          <table:table-cell office:value-type="string">
            <text:p>TIEMPO</text:p>
          </table:table-cell>
        </table:table-row>
        <table:table-row table:style-name="ro1">
          <table:table-cell/>
          <table:table-cell office:value-type="string">
            <text:p>Con 3 3</text:p>
          </table:table-cell>
          <table:table-cell office:value-type="float" office:value="1">
            <text:p>1</text:p>
          </table:table-cell>
          <table:table-cell office:value-type="float" office:value="316141">
            <text:p>316141</text:p>
          </table:table-cell>
          <table:table-cell table:number-columns-repeated="2"/>
          <table:table-cell office:value-type="string">
            <text:p>Con 2 4</text:p>
          </table:table-cell>
          <table:table-cell office:value-type="float" office:value="1">
            <text:p>1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34767">
            <text:p>33476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315651">
            <text:p>31565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316141">
            <text:p>31614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83793">
            <text:p>28379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317122">
            <text:p>31712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6175">
            <text:p>16175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316632">
            <text:p>316632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293">
            <text:p>10293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317122">
            <text:p>317122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0293">
            <text:p>10293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16632">
            <text:p>316632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9116">
            <text:p>19116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17122">
            <text:p>31712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316632">
            <text:p>316632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317122">
            <text:p>31712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0293">
            <text:p>10293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317122">
            <text:p>31712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10293">
            <text:p>10293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341629">
            <text:p>341629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83303">
            <text:p>283303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96537">
            <text:p>296537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300457">
            <text:p>300457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98007">
            <text:p>298007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303888">
            <text:p>303888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99477">
            <text:p>299477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317122">
            <text:p>317122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323984">
            <text:p>323984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10293">
            <text:p>10293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308789">
            <text:p>308789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9802">
            <text:p>9802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302908">
            <text:p>302908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0293">
            <text:p>10293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317122">
            <text:p>317122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330846">
            <text:p>330846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316142">
            <text:p>316142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0293">
            <text:p>10293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316631">
            <text:p>316631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10293">
            <text:p>10293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82322">
            <text:p>282322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316632">
            <text:p>316632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316631">
            <text:p>316631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10293">
            <text:p>10293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82812">
            <text:p>282812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316632">
            <text:p>316632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302417">
            <text:p>302417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87713">
            <text:p>287713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14704">
            <text:p>14704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98006">
            <text:p>298006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9313">
            <text:p>9313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282812">
            <text:p>282812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0293">
            <text:p>10293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341629">
            <text:p>341629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316141">
            <text:p>316141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316632">
            <text:p>316632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83302">
            <text:p>283302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10293">
            <text:p>10293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316141">
            <text:p>316141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326434">
            <text:p>326434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9802">
            <text:p>9802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83792">
            <text:p>283792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10293">
            <text:p>10293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317122">
            <text:p>317122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10292">
            <text:p>10292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316632">
            <text:p>316632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304378">
            <text:p>304378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317122">
            <text:p>317122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9803">
            <text:p>9803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30/08/2016</text:date>, <text:time>18:20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8-30T17:37:48</meta:creation-date>
    <dc:date>2016-08-30T18:20:17</dc:date>
    <dc:creator>Guido Tripodi</dc:creator>
    <meta:editing-duration>PT11M27S</meta:editing-duration>
    <meta:editing-cycles>1</meta:editing-cycles>
    <meta:document-statistic meta:table-count="3" meta:cell-count="200" meta:object-count="0"/>
    <meta:generator>OpenOffice/4.1.0$Linux OpenOffice.org_project/410m18$Build-9764</meta:generator>
  </office:meta>
</office:document-meta>
</file>